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office:value-type="string" calcext:value-type="string">
            <text:p>Ακύλλα και Πρίσκιλλας αποστόλων, Ευλογίου αρχιεπισκόπου Αλεξανδρείας, Των Αγίων Μαρτύρων Πατρός και Υιού, Οσίων Αβραάμη, Μαρτινιανού και Συμεώνος του μυροβλήτου κτίτορος της εν Άθω σεβασμιωτάτης μονής του «Χιλανδαρίου», Γεωργίου αρχιεπισκόπου Λευκορωσίας, Οσίας Σεραφείμας της εκ Ρωσίας, Εγκαίνια Ιερού Ναού της Θεοτόκου και της Αγίας Θέκλας εν τω όρει Ποσαλέως</text:p>
          </table:table-cell>
          <table:table-cell office:value-type="string" calcext:value-type="string">
            <text:p>Ακύλας, Ακυλίνη (Ακυλήνη, Ακυλίνα), Πρίσκιλλα (Πρισίλλα)</text:p>
          </table:table-cell>
          <table:table-cell/>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office:value-type="string" calcext:value-type="string">
            <text:p>Οσίων Αυξεντίου του εν των Όρει, Αυξεντίου του εν Κατιρλίω, Ισαακίου του εγκλείστου, Αβραάμ, Μάρωνος, Ιερομαρτύρων Φιλήμονος και Φιλίππου επισκόπων Γάζης, Ιερομάρτυρος Αγάθωνος, Οσιομάρτυρος Νικολάου του εκ Τραπεζούντος, Οσίου Ιλαρίωνος του Ιβηρίτου, Ουαλεντίνου Ιερομάρτυρος και Ουαλεντίνου επισκόπου, Μαρτύρων Πρόκλου, Απολλωνίου και Εφηβίου, Μαρτύρων Βασσίου, Αντωνίου και Πρωτολίκου, Νεομαρτύρων Νικολάου του Κορινθίου, Δαμιανού οσίου του νέου, κτίτορος της εν Δημητριάδι (Κισσάβω) ιεράς Μονής Τιμίου Προδρόμου και Γεωργίου ράπτου, του εκ Μυτιλήνης, Μετακομιδή των ιερών λειψάνων Μιχαήλ του πρίγκηπος και Θεοδώρου, των εκ Ρωσίας</text:p>
          </table:table-cell>
          <table:table-cell office:value-type="string" calcext:value-type="string">
            <text:p>Βαλεντίων (Βαλεντίνος, Βαλεντίνο, Ντίνος), Βαλεντίνη (Βαλεντίνα, Ντίνα)</text:p>
          </table:table-cell>
          <table:table-cell/>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office:value-type="string" calcext:value-type="string">
            <text:p>Ονησίμου αποστόλου, Οσίων Ευσεβίου, Παφνουτίου του Εγκλείστου, Δαλματίου του εκ Σιβηρίας, Ανθίμου (Βαγιάνου) εν Χίω, Μάρτυρος Μαΐωρος, Αγίου νεομάρτυρος Ιωάννου του εκ Θεσσαλονίκης, Σύναξη Αποστόλου και Ευαγγελιστού Ιωάννου, Σύναξη Υπεραγίας Θεοτόκου εν Βιλένσκ, Σύναξη Υπεραγίας Θεοτόκου εν Δαλματία, Σύναξη Υπεραγίας Θεοτόκου εν Βενσκ</text:p>
          </table:table-cell>
          <table:table-cell office:value-type="string" calcext:value-type="string">
            <text:p>Ευσέβιος (Ευσέβης), Ευσεβεία (Σέβη)</text:p>
          </table:table-cell>
          <table:table-cell/>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office:value-type="string" calcext:value-type="string">
            <text:p>Παμφίλου μάρτυρος και των συν αυτώ, Φλαβιανού Οσίου του εν τω Βουνώ και Φλαβιανού πατριάρχου Κωνσταντινουπόλεως, Μαρτύρων Δανιήλ, Ηλία, Ησαΐου, Θεοδούλου, Ιερεμίου, Ιουλιανού, Ουάλη, Παύλου, Παμφίλου, Πορφυρίου, Σαμουήλ, Σελεύκου και πάντων των εν Περσία (Μαρτυρουπόλει) μαρτυρησάντων, Οσίου Μαρουθά του εγείραντος την πόλιν επί τω ονόματι των εν Περσία Μαρτύρων, Ιερομάρτυρος Ηλία του εκ Ρωσίας, Οσιομάρτυρος Ρωμανού, Αγίου μάρτυρος Τάνκο, επισκόπου Βέρντεν, Σύναξις της Υπεραγίας Θεοτόκου εν Κύπρω</text:p>
          </table:table-cell>
          <table:table-cell office:value-type="string" calcext:value-type="string">
            <text:p>Πάμφιλος, Παμφίλη (Παμφύλη), Σέλευκος, Σελεύκα (Σελεύκεια, Σελεύ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office:value-type="string" calcext:value-type="string">
            <text:p>Τελώνου και Φαρισαίου, Μεγαλομάρτυρος Θεοδώρου του Τήρωνος, Μαριάμνης της «ισαποστόλου» αδελφής Φιλίππου αποστόλου, Αυξιβίου επισκόπου Σόλων Κύπρου, Ρωμύλου, Σεκουνδιανού, Δονάτου και των συν αυτοίς μαρτυρησάντων, Μάρτυρος Θεοδούλου, Των ευσεβών βασιλέων Μαρκιανού και Πουλχερίας της παρθένου, Ερμογένους πατριάρχου Μόσχας, Οσίου Θεοδώρου του εκ Ρωσίας, Αγίου Ευαγρίου του εκ Γεωργίας, Οσίων Θεοδοσίου και Ρωμανού των εκ Τυρνόβου, Οσίου Βαρνάβα της Γεθσημανή, Οσίων Θεοστηρίκτου, Ευξιφίου Α' επισκόπου Σολέας Αλαμανίας Κύπρου του θαυματουργού, Νεομαρτύρων Θεοδώρου του Βυζαντίου του εν Μυτιλήνη και Μιχαήλ, του εν Αδριανουπόλει, Η εύρεσις των λειψάνων του αγίου Μηνά του Καλλικελάδου</text:p>
          </table:table-cell>
          <table:table-cell office:value-type="string" calcext:value-type="string">
            <text:p>Θεόδωρος (Δώρης, Θοδωρής, Θόδωρος, Θώδης, Θώδος), Θεοδώρα (Δώρα, Θοδώρα, Ντόρα), Χλό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office:value-type="string" calcext:value-type="string">
            <text:p>Λέοντος πάπα Ρώμης, Αγαπητού επισκόπου Σινάου του ομολογητού και θαυματουργού, Μαρτύρων Αγρίππα, Βικτωρίνου, Δωροθέου και Θεοδούλου, Μαρτύρων Διδύμου, Νεμεσίου και Ποταμίου των Κυπρίων, Μαρτύρων Λουκίου, Σιλβανού, Ρουτουλίου, Κλασσικου, Σεκουνδίνου, Φρουκτουλίου και Μαξίμου, Μάρτυρος Πιουλίου, Λέοντος και Παρηγορίου των εν Πατάροις και Πιουλίου, Νικολάου Πατριάρχου Γεωργίας, Οσίου Κοσμά του εκ Ρωσίας</text:p>
          </table:table-cell>
          <table:table-cell office:value-type="string" calcext:value-type="string">
            <text:p>Αγαπητός, Αγαπητή, Λέων (Λέοντας, Λεοντάρης, Λεοντάριος, Λεοντόκαρδ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office:value-type="string" calcext:value-type="string">
            <text:p>Φιλοθέης Αθηναίας, Αποστόλων Αρχίππου, Φιλήμονος και Απφίας, Μαρτύρων Ασκληπιοδότης, Ησυχίου, Θεοδότου, Μαξίμου και Πολύευκτου, Ιερομάρτυρος Νικήτα, του Ηπειρώτου, Ιερομάρτυρος Γαβίνου, Οσίων Ευγενίου και Μακαρίου των ομολογητών, Κόνωνος του εν Ιορδάνη και Ραβουλά του συστησαμένου την ομώνυμον Μονήν, Οσίας Μαρίας του Όλονετς, Οσίου Σωφρονίου, Αγίου Ιαροσλάβου του Σοφού</text:p>
          </table:table-cell>
          <table:table-cell office:value-type="string" calcext:value-type="string">
            <text:p>Φιλόθεος, Φιλοθέη (Φιλοθέ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office:value-type="string" calcext:value-type="string">
            <text:p>Αγάθωνος πάπα Ρώμης και Οσίου Αγάθωνος του θαυματουργού, Ανιανού επισκόπου Αλεξανδρείας, Λέοντος επισκόπου Κατάνης του θαυματουργού, Σαδώκ ιερομάρτυρος επισκόπου και των συν αυτώ 128 μαρτύρων των εν Περσία, Μαρτύρων Διδύμου, Ποταμίου και Νεμεσίου των Κυπρίων, Οσίων Κινδέου επισκόπου Πισιδίας, Βησσαρίωνος του Θαυματουργού και Πλωτίνου, Οσίας Μιλδρέδης της εκ Βρεττανίας, Οσιομάρτυρος Μακαρίου και των συν αυτώ αναιρεθέντων, Κορνηλίου Ιερομάρτυρα του εκ Ρωσίας, Αγίου Ευτροπίου, Αγίας μάρτυρος Μαργαρίτας, Σύναξις της Υπεραγίας Θεοτόκου εν Κοζελσκάμσκ της Ρωσίας</text:p>
          </table:table-cell>
          <table:table-cell office:value-type="string" calcext:value-type="string">
            <text:p>[Ανεπίσημα] Αγάθων (Αγάθωνας), Αγαθή (Αγαθία, Αγαθώ)</text:p>
          </table:table-cell>
          <table:table-cell/>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office:value-type="string" calcext:value-type="string">
            <text:p>Ευσταθίου αρχιεπισκόπου Αντιοχείας, Ζαχαρίου πατριάρχου Ιεροσολύμων, Ιωάννου Γ' πατριάρχου Κωνσταντινουπόλεως του από Σχολαστικών, Μαρτύρων Βερουλίου, Σεκουνδίνου, Σιρικίου, Φελισίου, Σερβούλου, Σατουρνίνου, Φορτουνάτου και των συν αυτοίς μαρτυρησάντων, Μαξιμιανού, αρχιεπισκόπου Ραβέννης, Γεωργίου επισκόπου Αμάστριος, Οσίου Τιμοθέου του εν Συμβόλοις, Ανατολίου του εκ Ραϊθούς και Ανδρέου του εκ Μυτιλήνης των Ιεροσολυμιτών</text:p>
          </table:table-cell>
          <table:table-cell office:value-type="string" calcext:value-type="string">
            <text:p>[Ανεπίσημα] Ζαχαρίας (Ζάκης, Ζάχαρης, Ζάχαρος), Ζαχάρω (Ζάκι, Ζαχαρένια)</text:p>
          </table:table-cell>
          <table:table-cell/>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office:value-type="string" calcext:value-type="string">
            <text:p>Μαρτύρων Ανθούσης, Αρίστου επισκόπου Αρσινόης (Κύπρου) και Συνετού, Τελεσφόρου επισκόπου Ρώμης, Οσίων Αθανασίου ομολογητού του εν Παυλοπετρείω, Βαραδάτου, Βλασίου επισκόπου, Θαλασσίου και Λιμναίου του ελεήμονος, Η εύρεσις των λειψάνων των αγίων Αποστόλων Ανδρονίκου και Ιουνίας, Αγίων εννέα Μαρτύρων εν Γεωργία, Νεομάρτυρος Θεοκτίστης του Βορονέζ, Οσίου Γερμανού του εκ Ρωσίας</text:p>
          </table:table-cell>
          <table:table-cell office:value-type="string" calcext:value-type="string">
            <text:p>Ανθούσα (Ανθούση), Θαλάσσιος (Θαλάσσης, Θαλασσινός), Θαλασσία (Θάλασσα, Θαλασσινή)</text:p>
          </table:table-cell>
          <table:table-cell/>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office:value-type="string" calcext:value-type="string">
            <text:p>Πολυκάρπου ιερομάρτυρος επισκόπου Σμύρνης, Αγίων εβδομήκοντα τριών Μαρτύρων, Μαρτύρων Θεής και Κλήμεντος, Οσιομάρτυρος Δαμιανού του εν Λαρίση, Οσίων Αντιόχου, Αντωνίνου, Ιωάννου και Μωυσέως, Γοργονίας, Δαμιανού, Ζεβινά, Πολυχρονίου, Μωυσέως και Δαμιανού εν τη «Νέα Σαμαρεία» της μονής Εσφιγμένου ασκήσαντος, Οσίου Μωυσέως του εκ Ρωσίας</text:p>
          </table:table-cell>
          <table:table-cell office:value-type="string" calcext:value-type="string">
            <text:p>Πολύκαρπος (Πολυκάρπης), Πολυκαρπία (Πολυκάρπη), 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office:value-type="string" calcext:value-type="string">
            <text:p>Του Ασώτου, Α' και Β' εύρεσις κεφαλής Προδρόμου, Οσίου Ιωάννου του Θεριστού, Οσίου Μποϊζίλ του εκ Σκωτίας, Αγίου Εθελμπέρτου βασιλέως της Αγγλίας, Οσίου Εράσμου του εκ Ρωσίας</text:p>
          </table:table-cell>
          <table:table-cell office:value-type="string" calcext:value-type="string">
            <text:p>[Ανεπίσημα] Έρασμος, Ερασμ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office:value-type="string" calcext:value-type="string">
            <text:p>Ταρασίου Πατριάρχου Κωνσταντινουπόλεως, Ιερομάρτυρος Ρηγίνου, επισκόπου Σκοπέλου, Αντωνίου Σάρδεων και Θεοδώρου «του δια Χριστού σαλού», Αλεξάνδρου μάρτυρος του εν Δριζιπάροις, Ιερομάρτυρος Μαρκέλλου επισκόπου Αιπείας Κύπρου</text:p>
          </table:table-cell>
          <table:table-cell office:value-type="string" calcext:value-type="string">
            <text:p>Ρηγίνος (Ρήγας, Ρήγος), Ρηγίνη (Ρεγγίνα, Ρεγίνα, Ρηγίλη, Ρηγίνα, Ρήγισσα, Ρηγούλα, Ρήγω), Ταράσιος (Ταράσης), Ταρασία (Ταρσή, Ταρσ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office:value-type="string" calcext:value-type="string">
            <text:p>Mεγαλομάρτυρος Φωτεινής της Σαμαρείτιδος και των συν αυτή Μαρτύρων: Ανατολής, Βίκτωρος του στρατηλάτου, Ιωσή, Κυριακής, Παρασκευής, Φωτίδος, Φωτεινού, Φωτούς και Θεοκλήτου του φαρμακού, Μαρτύρων Βίκτωρος και Χριστοδούλου, Πορφυρίου επισκόπου Γάζης του Θεσσαλονικέως, Ιωάννου του Κάλφα, Σεβαστιανού δουκός και Χριστοδούλου, Νικολάου του «Κατοπινού», Μνήμη της εις πρεσβύτερον χειροτονίας του αγίου Ιωάννου του Χρυσοστόμου, Θεοδοσίου επισκόπου Νόβγκοροντ, Οσίου Σεβαστιανού του εκ Ρωσίας, Σύναξη Υπεραγίας Θεοτόκου εν Κιέβω</text:p>
          </table:table-cell>
          <table:table-cell office:value-type="string" calcext:value-type="string">
            <text:p>Πορφύριος (Πορφύρης, Πορφυρός), Πορφυρία (Πορφύρα, Πορφυρή, Πορφυρώ), Σεβαστιανός (Σεβαστίνος, Σεβαστός, Σέβης, Σέβος), Σεβαστιανή (Σεβαστή, Σεβαστινή, Σέβη), Φώτιος (Φωτεινός, Φώτης, Φώτις), Φωτεινή (Φαίη, Φώτα, Φωτή, Φωτίκα, Φωτίκω, Φώτω, Φώφη, Φωφ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office:value-type="string" calcext:value-type="string">
            <text:p>Προκοπίου Δεκαπολίτου, Μαρτύρων Γελασίου του μίμου, Νησίου και Τιμοθέου του οσίου, Μαρτύρων Αβουνδαντίου, Αλεξάνδρου, Αντιγόνου, Καλανού, Ιανουαρίου, Μακαρίου, Σεβηριανού, Τιτιανού, Φορτουνίωνος και των συν αυτών, Νεομάρτυρος Ηλία του Τραπεζουντίου, Οσίων Ασκληπιού και Ιακώβου, Οσίων Θαλλελαίου, Στεφάνου του γηροκόμου και Τιμοθέου του εν Καισαρεία, Λεάνδρου επισκόπου Σεβίλλης, Οσίου Τίτου του εκ Ρωσίας, Οσίου Φωτίου του εκ Ρωσίας, Ραφαήλ επισκόπου</text:p>
          </table:table-cell>
          <table:table-cell office:value-type="string" calcext:value-type="string">
            <text:p>Ασκληπιός, Ασκληπιάς (Ασκληπιάδα), Νήσιος (Νήσης), Νήσ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office:value-type="string" calcext:value-type="string">
            <text:p>Τσικνοπέμπτη, Οσίου Βασιλείου ομολογητού, Ιερομάρτυρος Προτερίου, αρχιεπισκόπου Αλεξανδρείας, Μνήμη των αγίων εξ Μαρτύρων, των εξ Αιγύπτου, Μαρτύρων Αβιρκίου, Νέστορος, Μακαρίου, Ρουφίνου, Ιούστου, Θεοφίλου, Καιραλίου, Πουπουλίου, Γαΐου και Σεραπίωνος, Νεομάρτυρος Κυράννας της εκ Βυσσώκας Θεσσαλονίκης, Οσίων Ευβούλου και Νυμφά των «αποστόλων», Βάρσου επισκόπου Δαμασκού, Κύρας και Μαράνας των οσίων και «ευγενών ασκητριών», Οσίου Γερμανού του εκ Ρουμανίας, Αγίου Νικολάου του Πσκωφ, Οσίου Θεοστηρίκτου, Αγίου Ιαροσλάβου του Σοφού, Μνήμη Μεγάλου Σεισμού, Μνήμη των αγίων τεσσαράκοντα χιλιάδων μαρτύρων</text:p>
          </table:table-cell>
          <table:table-cell office:value-type="string" calcext:value-type="string">
            <text:p>Κασσιανός (Κάσης, Κασιανός, Κάσιος, Κάσος, Κάσσης, Κάσσιος, Κάσσος), Κασσιανή (Κασία, Κασιανή, Κασσία, Κάσσυ), Κύρος (Κύρης), Κύρα (Κυρά, Κυράτσα, Κυράτση, Κυρατσούδα, Κυράτσω),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2">00/00/0000</text:date>, <text:time style:data-style-name="N2" text:time-value="00:07:19.3679035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2T13:29:06.201240541</dc:date>
    <meta:editing-duration>P1DT20H36M14S</meta:editing-duration>
    <meta:editing-cycles>34</meta:editing-cycles>
    <meta:generator>LibreOffice/6.3.4.2.0$Linux_X86_64 LibreOffice_project/30$Build-2</meta:generator>
    <meta:document-statistic meta:table-count="1" meta:cell-count="2321" meta:object-count="0"/>
  </office:meta>
</office:document-meta>
</file>